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Standard" style:list-style-name="">
      <style:paragraph-properties fo:margin-top="0.1945in" fo:margin-bottom="0.1945in" loext:contextual-spacing="false" fo:line-height="100%"/>
    </style:style>
    <style:style style:name="P3" style:family="paragraph" style:parent-style-name="Standard">
      <style:paragraph-properties fo:margin-top="0.1945in" fo:margin-bottom="0.1945in" loext:contextual-spacing="false" fo:line-height="100%"/>
    </style:style>
    <style:style style:name="P4" style:family="paragraph" style:parent-style-name="Standard" style:list-style-name="WWNum2">
      <style:paragraph-properties fo:margin-top="0.1945in" fo:margin-bottom="0.1945in" loext:contextual-spacing="false" fo:line-height="100%"/>
    </style:style>
    <style:style style:name="P5" style:family="paragraph" style:parent-style-name="Standard" style:list-style-name="WWNum4">
      <style:paragraph-properties fo:margin-top="0.1945in" fo:margin-bottom="0.1945in" loext:contextual-spacing="false" fo:line-height="100%"/>
    </style:style>
    <style:style style:name="P6"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Standard" style:list-style-name="WWNum3">
      <style:paragraph-properties fo:margin-top="0in" fo:margin-bottom="0in" loext:contextual-spacing="false" fo:line-height="100%"/>
    </style:style>
    <style:style style:name="P10" style:family="paragraph" style:parent-style-name="Standard" style:list-style-name="WWNum1">
      <style:paragraph-properties fo:margin-top="0.1945in" fo:margin-bottom="0in" loext:contextual-spacing="false" fo:line-height="100%"/>
    </style:style>
    <style:style style:name="P11" style:family="paragraph" style:parent-style-name="Standard" style:list-style-name="WWNum3">
      <style:paragraph-properties fo:margin-top="0.1945in" fo:margin-bottom="0in" loext:contextual-spacing="false" fo:line-height="100%"/>
    </style:style>
    <style:style style:name="P12" style:family="paragraph" style:parent-style-name="Standard" style:list-style-name="WWNum1">
      <style:paragraph-properties fo:margin-top="0in" fo:margin-bottom="0.1945in" loext:contextual-spacing="false" fo:line-height="100%"/>
    </style:style>
    <style:style style:name="P13" style:family="paragraph" style:parent-style-name="Standard" style:list-style-name="WWNum3">
      <style:paragraph-properties fo:margin-top="0in" fo:margin-bottom="0.1945in" loext:contextual-spacing="false" fo:line-height="100%"/>
    </style:style>
    <style:style style:name="P14" style:family="paragraph" style:parent-style-name="Standard" style:master-page-name="Standard">
      <style:paragraph-properties style:page-number="auto"/>
    </style:style>
    <style:style style:name="T1"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2"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fo:color="#0000ff"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font-style-complex="italic" style:font-weight-complex="bold"/>
    </style:style>
    <style:style style:name="T7" style:family="text">
      <style:text-properties fo:color="#0000ff" style:font-name="Courier New1" fo:font-size="10pt" style:text-underline-style="solid" style:text-underline-width="auto" style:text-underline-color="font-color" style:font-name-asian="Times New Roman1" style:font-size-asian="10pt" style:font-name-complex="Courier New2" style:font-size-complex="10pt"/>
    </style:style>
    <style:style style:name="T8" style:family="text">
      <style:text-properties style:font-name="Courier New1" fo:font-size="10pt" style:font-name-asian="Times New Roman1" style:font-size-asian="10pt" style:font-name-complex="Courier New2" style:font-size-complex="10pt"/>
    </style:style>
    <style:style style:name="T9" style:family="text">
      <style:text-properties style:font-name="Courier New1" fo:font-size="10pt" fo:font-style="italic" style:font-name-asian="Times New Roman1" style:font-size-asian="10pt" style:font-style-asian="italic" style:font-name-complex="Courier New2"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W3 JavaScript Dom and Bom</text:span></text:p>
      <text:p text:style-name="P1"/>
      <text:p text:style-name="Standard"><text:span text:style-name="T1">Use =&gt; way </text:span></text:p>
      <text:h text:style-name="P2" text:outline-level="1"><text:span text:style-name="T2">Traversing the DOM with filter(), map(), and arrow functions</text:span></text:h>
      <text:p text:style-name="P7"><text:a xlink:type="simple" xlink:href="https://medium.com/@chuckdries?source=post_page-----1417d326d2bc----------------------" text:style-name="Standard" text:visited-style-name="Standard"/></text:p>
      <text:p text:style-name="P7"><text:a xlink:type="simple" xlink:href="https://medium.com/@chuckdries?source=post_page-----1417d326d2bc----------------------" text:style-name="Standard" text:visited-style-name="Standard"><text:span text:style-name="T3"/></text:a></text:p>
      <text:p text:style-name="P7"><text:a xlink:type="simple" xlink:href="https://medium.com/@chuckdries?source=post_page-----1417d326d2bc----------------------" text:style-name="Standard" text:visited-style-name="Standard"/></text:p>
      <text:p text:style-name="P7"><text:a xlink:type="simple" xlink:href="https://medium.com/@chuckdries?source=post_page-----1417d326d2bc----------------------" text:style-name="Standard" text:visited-style-name="Standard"><text:span text:style-name="T3"/></text:a></text:p>
      <text:p text:style-name="P3"><text:span text:style-name="T3">Today I was trying to iterate through all the DOM elements with a certain class on the page, pull their attributes into an object, and compile these objects into an array. Sounds pretty simple, right? Apparently not. I ran into some trouble, so I wanted to write this to help others in similar situations.</text:span></text:p>
      <text:h text:style-name="P2" text:outline-level="1"><text:span text:style-name="T2">The naïve (wrong ) way</text:span></text:h>
      <text:p text:style-name="P8"><text:span text:style-name="T8">var elements = document.getElementsByClassName("bgflag"); <text:line-break/>var BgFlags = [] //Array of objects of info about the elements<text:line-break/>for (i in elements){ //assemble our info objects<text:line-break/> <text:s text:c="3"/>var flag = {<text:line-break/> <text:s text:c="7"/>height: elements[i].offsetTop,<text:line-break/> <text:s text:c="7"/>bgsrc: elements[i].dataset.bgsrc,<text:line-break/> <text:s text:c="7"/>bgcolor: elements[i].dataset.bgcolor,<text:line-break/> <text:s text:c="7"/>size: elements[i].dataset.size,<text:line-break/> <text:s text:c="7"/>name: elements[i].id,<text:line-break/> <text:s text:c="7"/>image: parseInt(elements[i].dataset.image)<text:line-break/> <text:s text:c="3"/>}<text:line-break/> <text:s text:c="3"/>BgFlags.push(flag); <text:line-break/> <text:s text:c="3"/>if(flag.name == "defaultFlag"){<text:line-break/> <text:s text:c="7"/>defaltFlag = flag //global variable<text:line-break/> <text:s text:c="3"/>}<text:line-break/>}</text:span></text:p>
      <text:p text:style-name="P3"><text:span text:style-name="T3">It turns out that </text:span><text:a xlink:type="simple" xlink:href="https://developer.mozilla.org/en-US/docs/Web/API/Document/getElementsByClassName" office:target-frame-name="_blank" xlink:show="new" text:style-name="Standard" text:visited-style-name="Standard"><text:span text:style-name="T7">getElementsByClassName()</text:span></text:a><text:span text:style-name="T3"> returns a </text:span><text:a xlink:type="simple" xlink:href="https://developer.mozilla.org/en-US/docs/Web/API/HTMLCollection" office:target-frame-name="_blank" xlink:show="new" text:style-name="Standard" text:visited-style-name="Standard"><text:span text:style-name="T7">HTMLCollection</text:span></text:a><text:span text:style-name="T3">, not an array.</text:span></text:p>
      <text:p text:style-name="P3"><text:span text:style-name="T3">This presented a challenge, as it worked fine in Chrome, but when I tested it in Edge, </text:span><text:span text:style-name="T8">i</text:span><text:span text:style-name="T3"> took on the ID of the element, not the index like it should have. Hmm…</text:span></text:p>
      <text:p text:style-name="P3"><text:soft-page-break/><text:span text:style-name="T3">I linked the two relevant MDN docs above. If you read them, you’ll note that they don’t say anything about using the </text:span><text:span text:style-name="T8">getElementsByClassName()</text:span><text:span text:style-name="T3"> method or the </text:span><text:span text:style-name="T8">HTMLCollection</text:span><text:span text:style-name="T3"> interface in for loops. The </text:span><text:span text:style-name="T8">HTMLCollection</text:span><text:span text:style-name="T3"> doc does, however reference the </text:span><text:a xlink:type="simple" xlink:href="https://developer.mozilla.org/en-US/docs/Web/API/NodeList" office:target-frame-name="_blank" xlink:show="new" text:style-name="Standard" text:visited-style-name="Standard"><text:span text:style-name="T7">NodeList</text:span></text:a><text:span text:style-name="T3"> doc, which does mention iteration:</text:span></text:p>
      <text:p text:style-name="P3"><text:span text:style-name="T3">Don’t be tempted to use for…in or for each…in to enumerate the items in the list, since that will also enumerate the length and item properties of the NodeList and cause errors if your script assumes it only has to deal with element objects. Also, for..in is not guaranteed to visit the properties in any particular order.</text:span></text:p>
      <text:p text:style-name="P3"><text:span text:style-name="T3">So it turns out that this is undefined behavior, meaning there’s no specification in the language about how to handle a using for…in on an </text:span><text:span text:style-name="T8">HTMLCollection</text:span><text:span text:style-name="T3"> so browsers can just do whatever. Not fun.</text:span></text:p>
      <text:h text:style-name="P2" text:outline-level="1"><text:span text:style-name="T2">The boring way</text:span></text:h>
      <text:p text:style-name="P3"><text:span text:style-name="T3">Per the </text:span><text:span text:style-name="T8">NodeList</text:span><text:span text:style-name="T3"> doc linked above:</text:span></text:p>
      <text:p text:style-name="P3"><text:span text:style-name="T3">It’s possible to loop over the items in a NodeList using:</text:span></text:p>
      <text:p text:style-name="P8"><text:span text:style-name="T8">for (var i = 0; i &lt; myNodeList.length; ++i) {<text:line-break/> var item = myNodeList[i]; // Calling myNodeList.item(i) isn’t necessary in JavaScript<text:line-break/>}</text:span></text:p>
      <text:p text:style-name="P3"><text:span text:style-name="T3">for…of loops will loop over NodeList objects correctly:</text:span></text:p>
      <text:p text:style-name="P8"><text:span text:style-name="T8">var list = document.querySelectorAll( ‘input[type=checkbox]’ );<text:line-break/>for (var item of list) {<text:line-break/> item.checked = true;<text:line-break/>}</text:span></text:p>
      <text:p text:style-name="P3"><text:span text:style-name="T3">Recent browsers also support iterator methods, forEach(), as well as entries(), values(), and keys()</text:span></text:p>
      <text:p text:style-name="P3"><text:span text:style-name="T3">That was an enormously helpful piece of information, but after searching online I noticed that it seemed like everyone on StackOverflow was using </text:span><text:span text:style-name="T8">forEach()</text:span><text:span text:style-name="T3"> . That’s fine, but it’s not very fun.</text:span></text:p>
      <text:h text:style-name="P2" text:outline-level="1"><text:span text:style-name="T2">The fun(ctional) way</text:span></text:h>
      <text:p text:style-name="P3"><text:span text:style-name="T3">In college, I took a class that taught functional programming. It was the most fun I’ve ever had programming.</text:span></text:p>
      <text:p text:style-name="P3"><text:span text:style-name="T3">Javascript arrays have a few methods that are known in functional programming as </text:span><text:span text:style-name="T4">high order</text:span><text:span text:style-name="T3"> functions. In a nutshell, this generally means they take functions as arguments.</text:span></text:p>
      <text:p text:style-name="P3"><text:soft-page-break/><text:span text:style-name="T3">Wait a minute, that sounds familiar. While passing functions around is a bit unusual for most object oriented languages, it’s extremely common in JavaScript. ECMAScript 5.1 added a few very useful ones.</text:span></text:p>
      <text:list xml:id="list2352960803" text:style-name="WWNum1">
        <text:list-item>
          <text:p text:style-name="P10"><text:a xlink:type="simple" xlink:href="https://developer.mozilla.org/en-US/docs/Web/JavaScript/Reference/Global_Objects/Array/map" office:target-frame-name="_blank" xlink:show="new" text:style-name="Standard" text:visited-style-name="Standard"><text:span text:style-name="T7">Array.prototype.map(fn)</text:span></text:a><text:span text:style-name="T3"> calls </text:span><text:span text:style-name="T8">fn</text:span><text:span text:style-name="T3"> on each item in an array and returns a new array with the values that </text:span><text:span text:style-name="T8">fn</text:span><text:span text:style-name="T3"> returned.</text:span></text:p>
        </text:list-item>
        <text:list-item>
          <text:p text:style-name="P12"><text:a xlink:type="simple" xlink:href="https://developer.mozilla.org/en-US/docs/Web/JavaScript/Reference/Global_Objects/Array/filter" office:target-frame-name="_blank" xlink:show="new" text:style-name="Standard" text:visited-style-name="Standard"><text:span text:style-name="T7">Array.prototype.filter(fn)</text:span></text:a><text:span text:style-name="T3"> calls </text:span><text:span text:style-name="T8">fn</text:span><text:span text:style-name="T3"> on each item in the array amd assembles a new array of only the elements from the original array for which </text:span><text:span text:style-name="T8">fn</text:span><text:span text:style-name="T3"> returned </text:span><text:span text:style-name="T8">true</text:span><text:span text:style-name="T3">.</text:span></text:p>
        </text:list-item>
      </text:list>
      <text:p text:style-name="P3"><text:span text:style-name="T3">Do you see where I’m going with this? Before we get there, we need two more things:</text:span></text:p>
      <text:list xml:id="list1076953912" text:style-name="WWNum2">
        <text:list-item>
          <text:p text:style-name="P4"><text:a xlink:type="simple" xlink:href="https://developer.mozilla.org/en-US/docs/Web/JavaScript/Reference/Functions/Arrow_functions" office:target-frame-name="_blank" xlink:show="new" text:style-name="Standard" text:visited-style-name="Standard"><text:span text:style-name="T6">Arrow Functions</text:span></text:a><text:span text:style-name="T3">: ES6 added this nifty little feature in 2015. These are different from normal functions in a number of ways, but they’re really cool because of how they handle returning (and they’re really terse)</text:span></text:p>
        </text:list-item>
      </text:list>
      <text:p text:style-name="P8"><text:span text:style-name="T8">var timesTwo = num =&gt; num * 2;<text:line-break/>// if you have more than one argument, you need () around them<text:line-break/>// equivalent to<text:line-break/>var timesTwo = num =&gt; { return num * 2 } <text:line-break/>//equivalent to<text:line-break/>var double = function(num){ return num * 2;}</text:span></text:p>
      <text:p text:style-name="P3"><text:span text:style-name="T3">To recap:</text:span></text:p>
      <text:list xml:id="list4182286321" text:style-name="WWNum3">
        <text:list-item>
          <text:p text:style-name="P11"><text:span text:style-name="T3">Arrow functions are always anonymous</text:span></text:p>
        </text:list-item>
        <text:list-item>
          <text:p text:style-name="P9"><text:span text:style-name="T3">The body of an arrow function can be an expression or a block</text:span></text:p>
        </text:list-item>
        <text:list-item>
          <text:p text:style-name="P9"><text:span text:style-name="T3">If the body is an expression, the result of the expression will be returned</text:span></text:p>
        </text:list-item>
        <text:list-item>
          <text:p text:style-name="P9"><text:span text:style-name="T3">If the body is a block, it’s basically more compact syntax for an anonymous function*</text:span></text:p>
        </text:list-item>
        <text:list-item>
          <text:p text:style-name="P13"><text:span text:style-name="T3">*It’s not relevant here, but arrow functions handle context and </text:span><text:span text:style-name="T8">this</text:span><text:span text:style-name="T3"> </text:span><text:span text:style-name="T5">very</text:span><text:span text:style-name="T3"> differently. Read the doc if it matters to you.</text:span></text:p>
        </text:list-item>
      </text:list>
      <text:p text:style-name="P3"><text:span text:style-name="T3">The last thing we need is</text:span></text:p>
      <text:list xml:id="list1394648203" text:style-name="WWNum4">
        <text:list-item>
          <text:p text:style-name="P5"><text:a xlink:type="simple" xlink:href="http://developer.mozilla.org/en-US/docs/Web/JavaScript/Reference/Global_Objects/Array/from" office:target-frame-name="_blank" xlink:show="new" text:style-name="Standard" text:visited-style-name="Standard"><text:span text:style-name="T6">Array.from()</text:span></text:a><text:span text:style-name="T5">:</text:span><text:span text:style-name="T3"> Our whole problem at the start of this journey was that we couldn’t treat our </text:span><text:span text:style-name="T8">HTMLCollection</text:span><text:span text:style-name="T3"> like an array. </text:span><text:span text:style-name="T8">Array.from()</text:span><text:span text:style-name="T3"> will take an iterable object and return an array of it.</text:span></text:p>
        </text:list-item>
      </text:list>
      <text:p text:style-name="P3"><text:span text:style-name="T3">You may think to yourself “why didn’t we just do that and keep our original code?” I would reply “where’s the fun in that? We’re learning!” Also, there’s actually a good reason not to convert it to an array which I will get to later.</text:span></text:p>
      <text:p text:style-name="P3"><text:span text:style-name="T3">We’re finally here. Let’s see what we can do.</text:span></text:p>
      <text:p text:style-name="P8"><text:span text:style-name="T8">var elements = document.getElementsByClassName("bgflag");<text:line-break/>elements = Array.from(elements); //convert to array<text:line-break/>BgFlags = elements.map(element =&gt;<text:line-break/> <text:s text:c="7"/>({<text:line-break/> <text:s text:c="11"/>height: element.offsetTop,<text:line-break/></text:span><text:soft-page-break/><text:span text:style-name="T8"> <text:s text:c="11"/>bgsrc: element.dataset.bgsrc,<text:line-break/> <text:s text:c="11"/>bgcolor: element.dataset.bgcolor,<text:line-break/> <text:s text:c="11"/>size: element.dataset.size,<text:line-break/> <text:s text:c="11"/>name: element.id,<text:line-break/> <text:s text:c="11"/>image: parseInt(element.dataset.image)<text:line-break/> <text:s text:c="7"/>})<text:line-break/> <text:s text:c="3"/>);<text:line-break/>defaultFlag = BgFlags.filter(flag =&gt; flag.name == "defaultFlag")[0]; //we need the [0] because filter() returns an array</text:span></text:p>
      <text:p text:style-name="P3"><text:span text:style-name="T3">Don’t act like you’re not impressed. Sure it looks similar, but we don’t even need to worry about loops anymore! We just say “here’s the relationship between my data and what I want, make it happen.” There’s just a small detail I need to point out: the parenthesis around the curly braces for the object literal are required for this to work. Recall that arrow functions only return implicitly when they’re given an expression. Without the parenthesis, the arrow function would see the braces that define the object literal as the beginning and end of a block and throw a syntax error. Parenthesis in Javascript in general say “do this first and consider the result,” thus giving us an object.</text:span></text:p>
      <text:p text:style-name="P3"><text:span text:style-name="T3">My code actual code looks just a bit different:</text:span></text:p>
      <text:p text:style-name="P8"><text:span text:style-name="T8">var elements = document.getElementsByClassName("bgflag");<text:line-break/>BgFlags = Array.prototype.map.call(elements,<text:line-break/> <text:s text:c="7"/>element =&gt;<text:line-break/> <text:s text:c="7"/>({<text:line-break/> <text:s text:c="11"/>height: element.offsetTop,<text:line-break/> <text:s text:c="11"/>bgsrc: element.dataset.bgsrc,<text:line-break/> <text:s text:c="11"/>bgcolor: element.dataset.bgcolor,<text:line-break/> <text:s text:c="11"/>size: element.dataset.size,<text:line-break/> <text:s text:c="11"/>name: element.id,<text:line-break/> <text:s text:c="11"/>image: parseInt(element.dataset.image)<text:line-break/> <text:s text:c="7"/>})<text:line-break/> <text:s text:c="3"/>);<text:line-break/>defaultFlag = BgFlags.filter(flag =&gt; flag.name == "defaultFlag")[0]; //we need the [0] because filter() returns an array</text:span></text:p>
      <text:p text:style-name="P3"><text:span text:style-name="T3">I removed the step of converting elements to an array. Why bother if you don’t need it? It’s just a waste of an instruction. </text:span><text:span text:style-name="T5">Even though </text:span><text:span text:style-name="T9">map()</text:span><text:span text:style-name="T5"> is a function of Array.prototype, it works on any array-like iterable</text:span><text:span text:style-name="T3">. We just need a way to call it on our </text:span><text:span text:style-name="T8">HTMLCollection</text:span><text:span text:style-name="T3"> . Because </text:span><text:span text:style-name="T8">elements</text:span><text:span text:style-name="T3"> is not an array, it doesn’t have the methods in Array.prototype. But Array.prototype does. We can use it and the </text:span><text:span text:style-name="T8">call(thisArg, ...args)</text:span><text:span text:style-name="T3"> function. Every function has the </text:span><text:span text:style-name="T8">call()</text:span><text:span text:style-name="T3"> method (functions are objects in JavaScript which means they have methods, remember? ). The </text:span><text:span text:style-name="T8">call()</text:span><text:span text:style-name="T3"> method allows you to call a function and override the value of </text:span><text:span text:style-name="T8">this</text:span><text:span text:style-name="T3">. Normally, </text:span><text:span text:style-name="T8">this</text:span><text:span text:style-name="T3"> in a method refers to the object that owns the method. That’s fine when we </text:span><text:span text:style-name="T8">.map()</text:span><text:span text:style-name="T3"> and array, but we don’t want to map the array prototype (that wouldn’t even work), we want to </text:span><text:span text:style-name="T8">map</text:span><text:span text:style-name="T3"> the </text:span><text:span text:style-name="T8">HTMLCollection</text:span><text:span text:style-name="T3"> . So, we pass it </text:span><text:span text:style-name="T8">elements</text:span><text:span text:style-name="T3"> as the first argument. The rest of the arguments will be passed through to the function it calls, so we pass it our anonymous arrow function, which would normally be the only argument we passed to </text:span><text:span text:style-name="T8">map()</text:span><text:span text:style-name="T3">.</text:span></text:p>
      <text:p text:style-name="P6"/>
      <text:p text:style-name="P6"><text:bookmark text:name="_GoBack"/><text:soft-page-break/></text:p>
      <text:p text:style-name="P1"/>
      <text:p text:style-name="P1"/>
      <text:p text:style-name="P1"/>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ex"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j" style:family="text" style:parent-style-name="Default_20_Paragraph_20_Font"/>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h"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dc:creator>ishan</dc:creator>
    <meta:editing-cycles>2</meta:editing-cycles>
    <meta:creation-date>2019-10-22T15:47:00</meta:creation-date>
    <dc:date>2019-10-26T04:46:00</dc:date>
    <meta:editing-duration>PT11H55M</meta:editing-duration>
    <meta:generator>LibreOffice/6.4.3.2$Linux_X86_64 LibreOffice_project/40$Build-2</meta:generator>
    <meta:document-statistic meta:table-count="0" meta:image-count="0" meta:object-count="0" meta:page-count="5" meta:paragraph-count="43" meta:word-count="1219" meta:character-count="7771" meta:non-whitespace-character-count="63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